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8">
            <text:p>2008-04-08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1]-[.B1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9">
            <text:p>2008-04-09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12]-[.B1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5-05">
            <text:p>2008-05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3]-[.B13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6-02">
            <text:p>2008-06-02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4]-[.B14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3">
            <text:p>2008-06-03</text:p>
          </table:table-cell>
          <table:table-cell office:value-type="time" office:time-value="PT16H00M00S">
            <text:p>16:00</text:p>
          </table:table-cell>
          <table:table-cell office:value-type="time" office:time-value="PT22H00M00S">
            <text:p>22:00</text:p>
          </table:table-cell>
          <table:table-cell table:formula="oooc:=[.C15]-[.B15]" office:value-type="time" office:time-value="PT06H00M00S">
            <text:p>06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4">
            <text:p>2008-06-04</text:p>
          </table:table-cell>
          <table:table-cell office:value-type="time" office:time-value="PT12H00M00S">
            <text:p>12:00</text:p>
          </table:table-cell>
          <table:table-cell office:value-type="time" office:time-value="PT16H00M00S">
            <text:p>16:00</text:p>
          </table:table-cell>
          <table:table-cell table:formula="oooc:=[.C16]-[.B16]" office:value-type="time" office:time-value="PT04H00M00S">
            <text:p>04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5">
            <text:p>2008-06-05</text:p>
          </table:table-cell>
          <table:table-cell office:value-type="time" office:time-value="PT00H00M00S">
            <text:p>00:00</text:p>
          </table:table-cell>
          <table:table-cell office:value-type="time" office:time-value="PT02H00M00S">
            <text:p>02:00</text:p>
          </table:table-cell>
          <table:table-cell table:formula="oooc:=[.C17]-[.B1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1:Sheet1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5">05.06.2008</text:date>, <text:time>02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6-05T02:14:53</dc:date>
    <meta:editing-cycles>10</meta:editing-cycles>
    <meta:editing-duration>PT20M29S</meta:editing-duration>
    <meta:user-defined meta:name="Info 1"/>
    <meta:user-defined meta:name="Info 2"/>
    <meta:user-defined meta:name="Info 3"/>
    <meta:user-defined meta:name="Info 4"/>
    <meta:document-statistic meta:table-count="3" meta:cell-count="102"/>
  </office:meta>
</office:document-meta>
</file>